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E0000005E2FA489E1.png"/>
  <manifest:file-entry manifest:media-type="image/png" manifest:full-path="Object 1/Pictures/100000000000005E0000005E7F0C5E7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6.02cm"/>
    </style:style>
    <style:style style:name="co11" style:family="table-column">
      <style:table-column-properties fo:break-before="auto" style:column-width="5.771cm"/>
    </style:style>
    <style:style style:name="co12" style:family="table-column">
      <style:table-column-properties fo:break-before="auto" style:column-width="1.554cm"/>
    </style:style>
    <style:style style:name="co13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d5a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8d583"/>
    </style:style>
    <style:style style:name="ce3" style:family="table-cell" style:parent-style-name="Default">
      <style:table-cell-properties fo:background-color="#c5d5a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horndale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non la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>
            <text:p>Category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Members</text:p>
          </table:table-cell>
          <table:table-cell table:style-name="ce3" office:value-type="string">
            <text:p>dev Authors &gt;9</text:p>
          </table:table-cell>
          <table:table-cell table:style-name="ce3" office:value-type="string">
            <text:p>user Authors&gt;9</text:p>
          </table:table-cell>
          <table:table-cell table:style-name="ce3"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>
            <draw:frame table:end-cell-address="'non lang'.L42" table:end-x="2.13cm" table:end-y="0.045cm" draw:z-index="0" draw:style-name="gr1" svg:width="13.361cm" svg:height="18.224cm" svg:x="0.059cm" svg:y="0.149cm">
              <draw:object draw:notify-on-update-of-ranges="'non lang'.C4:'non lang'.C40 'non lang'.D4:'non lang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>
            <text:p>Product Development</text:p>
          </table:table-cell>
          <table:table-cell table:style-name="Default" office:value-type="string">
            <text:p><text:a xlink:href="http://qa.openoffice.org/index.html">Quality Assurance</text:a> </text:p>
          </table:table-cell>
          <table:table-cell table:style-name="Default" office:value-type="float" office:value="920">
            <text:p>92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sw.openoffice.org/">Word Processing</text:a> </text:p>
          </table:table-cell>
          <table:table-cell office:value-type="float" office:value="744">
            <text:p>74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>
            <text:p>Support</text:p>
          </table:table-cell>
          <table:table-cell table:style-name="Default" office:value-type="string">
            <text:p><text:a xlink:href="http://documentation.openoffice.org/">Documentation</text:a></text:p>
          </table:table-cell>
          <table:table-cell table:style-name="Default" office:value-type="float" office:value="609">
            <text:p>609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Language Support</text:p>
          </table:table-cell>
          <table:table-cell table:style-name="Default" office:value-type="string">
            <text:p><text:a xlink:href="http://l10n.openoffice.org/">Localization</text:a> </text:p>
          </table:table-cell>
          <table:table-cell table:style-name="Default" office:value-type="float" office:value="574">
            <text:p>574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sc.openoffice.org/">Spreadsheet</text:a> </text:p>
          </table:table-cell>
          <table:table-cell office:value-type="float" office:value="503">
            <text:p>5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graphics.openoffice.org/">Graphic Applications</text:a> </text:p>
          </table:table-cell>
          <table:table-cell office:value-type="float" office:value="388">
            <text:p>38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>
            <text:p>Promotion</text:p>
          </table:table-cell>
          <table:table-cell table:style-name="Default" office:value-type="string">
            <text:p><text:a xlink:href="http://marketing.openoffice.org/index.html">Marketing</text:a> </text:p>
          </table:table-cell>
          <table:table-cell table:style-name="Default" office:value-type="float" office:value="348">
            <text:p>348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Promotion</text:p>
          </table:table-cell>
          <table:table-cell table:style-name="Default" office:value-type="string">
            <text:p><text:a xlink:href="http://website.openoffice.org/">Website</text:a> </text:p>
          </table:table-cell>
          <table:table-cell table:style-name="Default" office:value-type="float" office:value="340">
            <text:p>34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xml.openoffice.org/">XML Project</text:a> </text:p>
          </table:table-cell>
          <table:table-cell office:value-type="float" office:value="333">
            <text:p>333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api.openoffice.org/">API</text:a> </text:p>
          </table:table-cell>
          <table:table-cell office:value-type="float" office:value="316">
            <text:p>31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dba.openoffice.org/">Base / Database Access</text:a> </text:p>
          </table:table-cell>
          <table:table-cell office:value-type="float" office:value="299">
            <text:p>299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framework.openoffice.org/">Application Framework</text:a> 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util.openoffice.org/">Utilities</text:a> 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tools.openoffice.org/">Build Tools and Environment</text:a> </text:p>
          </table:table-cell>
          <table:table-cell office:value-type="float" office:value="251">
            <text:p>251</text:p>
          </table:table-cell>
          <table:table-cell office:value-type="float" office:value="118">
            <text:p>11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xtension Development</text:p>
          </table:table-cell>
          <table:table-cell office:value-type="string">
            <text:p><text:a xlink:href="http://external.openoffice.org/">External</text:a> </text:p>
          </table:table-cell>
          <table:table-cell office:value-type="float" office:value="249">
            <text:p>24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gsl.openoffice.org/">Graphic System Layer</text:a> 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ui.openoffice.org/">User Interface</text:a> </text:p>
          </table:table-cell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udk.openoffice.org/">UNO Development Kit / Component Technology</text:a> </text:p>
          </table:table-cell>
          <table:table-cell office:value-type="float" office:value="228">
            <text:p>228</text:p>
          </table:table-cell>
          <table:table-cell office:value-type="float" office:value="78">
            <text:p>78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>
            <text:p>Distribution</text:p>
          </table:table-cell>
          <table:table-cell table:style-name="Default" office:value-type="string">
            <text:p><text:a xlink:href="http://porting.openoffice.org/">Porting</text:a> </text:p>
          </table:table-cell>
          <table:table-cell table:style-name="Default" office:value-type="float" office:value="220">
            <text:p>220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Distribution</text:p>
          </table:table-cell>
          <table:table-cell table:style-name="Default" office:value-type="string">
            <text:p><text:a xlink:href="http://installation.openoffice.org/">Installation</text:a> </text:p>
          </table:table-cell>
          <table:table-cell table:style-name="Default" office:value-type="float" office:value="209">
            <text:p>209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groupware.openoffice.org/">Groupware</text:a> </text:p>
          </table:table-cell>
          <table:table-cell table:style-name="Default" office:value-type="float" office:value="172">
            <text:p>172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ncubator Projects</text:p>
          </table:table-cell>
          <table:table-cell office:value-type="string">
            <text:p><text:a xlink:href="http://oopm.openoffice.org/">OOoPM (Project Management Tool)</text:a> </text:p>
          </table:table-cell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>
            <text:p>Distribution</text:p>
          </table:table-cell>
          <table:table-cell table:style-name="Default" office:value-type="string">
            <text:p><text:a xlink:href="http://distribution.openoffice.org/index.html">Distribution</text:a> </text:p>
          </table:table-cell>
          <table:table-cell table:style-name="Default" office:value-type="float" office:value="129">
            <text:p>12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tension Development</text:p>
          </table:table-cell>
          <table:table-cell office:value-type="string">
            <text:p><text:a xlink:href="http://bibliographic.openoffice.org/">Bibliographic Project</text:a> </text:p>
          </table:table-cell>
          <table:table-cell office:value-type="float" office:value="124">
            <text:p>124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>
            <text:p>Language Support</text:p>
          </table:table-cell>
          <table:table-cell table:style-name="Default" office:value-type="string">
            <text:p><text:a xlink:href="http://lingucomponent.openoffice.org/">Lingucomponent</text:a> </text:p>
          </table:table-cell>
          <table:table-cell table:style-name="Default" office:value-type="float" office:value="73">
            <text:p>73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bizdev.openoffice.org/">BizDev</text:a> </text:p>
          </table:table-cell>
          <table:table-cell table:style-name="Default" office:value-type="float" office:value="69">
            <text:p>6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duct Development</text:p>
          </table:table-cell>
          <table:table-cell office:value-type="string">
            <text:p><text:a xlink:href="http://odftoolkit.openoffice.org/">ODF Toolkit</text:a> 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xtension Development</text:p>
          </table:table-cell>
          <table:table-cell office:value-type="string">
            <text:p><text:a xlink:href="http://ucb.openoffice.org/">Universal Content Broker</text:a> 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projects.openoffice.org/project/specs/">Specifications</text:a> </text:p>
          </table:table-cell>
          <table:table-cell table:style-name="Default"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>
            <text:p>Support</text:p>
          </table:table-cell>
          <table:table-cell table:style-name="Default" office:value-type="string">
            <text:p><text:a xlink:href="http://user-faq.openoffice.org/">User FAQ</text:a> </text:p>
          </table:table-cell>
          <table:table-cell table:style-name="Default" office:value-type="float" office:value="36">
            <text:p>36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ncubator Projects</text:p>
          </table:table-cell>
          <table:table-cell office:value-type="string">
            <text:p><text:a xlink:href="http://wp.openoffice.org/">WP</text:a> 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tension Development</text:p>
          </table:table-cell>
          <table:table-cell office:value-type="string">
            <text:p><text:a xlink:href="http://extensions.openoffice.org/">Extensions</text:a> 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ncubator Projects</text:p>
          </table:table-cell>
          <table:table-cell table:style-name="Default" office:value-type="string">
            <text:p><text:a xlink:href="http://ux.openoffice.org/">User Experience</text:a> </text:p>
          </table:table-cell>
          <table:table-cell table:style-name="Default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projects.openoffice.org/project/stats/">Stats</text:a> </text:p>
          </table:table-cell>
          <table:table-cell table:style-name="Default" office:value-type="float" office:value="17">
            <text:p>1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ncubator Projects</text:p>
          </table:table-cell>
          <table:table-cell office:value-type="string">
            <text:p><text:a xlink:href="http://kde.openoffice.org/">KDE</text:a> 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/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education.openoffice.org/">Education</text:a> </text:p>
          </table:table-cell>
          <table:table-cell table:style-name="Default" office:value-type="float" office:value="13">
            <text:p>1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ncubator Projects</text:p>
          </table:table-cell>
          <table:table-cell office:value-type="string">
            <text:p><text:a xlink:href="http://vba.openoffice.org/">VBA Interoperability</text:a> 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lang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4"/>
          <table:table-cell>
            <draw:frame table:end-cell-address="lang.P83" table:end-x="0.111cm" table:end-y="0.184cm" draw:z-index="0" draw:style-name="gr1" svg:width="22.736cm" svg:height="37.255cm" svg:x="1.752cm" svg:y="0cm">
              <draw:object draw:notify-on-update-of-ranges="lang.B4:lang.B80 lang.C4:lang.C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Language Project</text:p>
          </table:table-cell>
          <table:table-cell table:style-name="ce1" office:value-type="string">
            <text:p>members</text:p>
          </table:table-cell>
          <table:table-cell table:style-name="ce1" office:value-type="string">
            <text:p>Level</text:p>
          </table:table-cell>
          <table:table-cell table:style-name="ce3"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Japanese (ja)</text:p>
          </table:table-cell>
          <table:table-cell office:value-type="float" office:value="1005">
            <text:p>1005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panish (es)</text:p>
          </table:table-cell>
          <table:table-cell office:value-type="float" office:value="390">
            <text:p>390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erman (de)</text:p>
          </table:table-cell>
          <table:table-cell office:value-type="float" office:value="299">
            <text:p>29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rench (fr)</text:p>
          </table:table-cell>
          <table:table-cell office:value-type="float" office:value="228">
            <text:p>22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taliano (it)</text:p>
          </table:table-cell>
          <table:table-cell office:value-type="float" office:value="131">
            <text:p>131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lish (pl) </text:p>
          </table:table-cell>
          <table:table-cell office:value-type="float" office:value="102">
            <text:p>10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lovakian (sk)</text:p>
          </table:table-cell>
          <table:table-cell office:value-type="float" office:value="96">
            <text:p>96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rtuguese (pt)</text:p>
          </table:table-cell>
          <table:table-cell office:value-type="float" office:value="88">
            <text:p>8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hinese (zh-CN, zh-TW)</text:p>
          </table:table-cell>
          <table:table-cell office:value-type="float" office:value="69">
            <text:p>6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rtuguese of Brasil (br)</text:p>
          </table:table-cell>
          <table:table-cell office:value-type="float" office:value="64">
            <text:p>6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amil (ta)</text:p>
          </table:table-cell>
          <table:table-cell office:value-type="float" office:value="63">
            <text:p>6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innish (fi)</text:p>
          </table:table-cell>
          <table:table-cell office:value-type="float" office:value="59">
            <text:p>5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lugu (te) </text:p>
          </table:table-cell>
          <table:table-cell office:value-type="float" office:value="56">
            <text:p>56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hai (th)</text:p>
          </table:table-cell>
          <table:table-cell office:value-type="float" office:value="52">
            <text:p>5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utch (nl)</text:p>
          </table:table-cell>
          <table:table-cell office:value-type="float" office:value="50">
            <text:p>50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urkish (tr)</text:p>
          </table:table-cell>
          <table:table-cell office:value-type="float" office:value="45">
            <text:p>45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wedish (sv) </text:p>
          </table:table-cell>
          <table:table-cell office:value-type="float" office:value="44">
            <text:p>4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indi (hi)</text:p>
          </table:table-cell>
          <table:table-cell office:value-type="float" office:value="42">
            <text:p>4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orean (ko)</text:p>
          </table:table-cell>
          <table:table-cell office:value-type="float" office:value="42">
            <text:p>4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zech (cs)</text:p>
          </table:table-cell>
          <table:table-cell office:value-type="float" office:value="41">
            <text:p>4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nish (da)</text:p>
          </table:table-cell>
          <table:table-cell office:value-type="float" office:value="39">
            <text:p>3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omanian (ro)</text:p>
          </table:table-cell>
          <table:table-cell office:value-type="float" office:value="38">
            <text:p>3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speranto (eo)</text:p>
          </table:table-cell>
          <table:table-cell office:value-type="float" office:value="37">
            <text:p>37</text:p>
          </table:table-cell>
          <table:table-cell office:value-type="string">
            <text:p>Level 1 </text:p>
          </table:table-cell>
          <table:table-cell office:value-type="string">
            <text:p>redirect: <text:a xlink:href="http://wiki.services.openoffice.org/wiki/Sv.openoffice.org">http://wiki.services.openoffice.org/wiki/Sv.openoffice.org</text:a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rbian (sr) </text:p>
          </table:table-cell>
          <table:table-cell office:value-type="float" office:value="33">
            <text:p>3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engali (bn)</text:p>
          </table:table-cell>
          <table:table-cell office:value-type="float" office:value="32">
            <text:p>3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ussian (ru)</text:p>
          </table:table-cell>
          <table:table-cell office:value-type="float" office:value="28">
            <text:p>2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reek (el)</text:p>
          </table:table-cell>
          <table:table-cell office:value-type="float" office:value="28">
            <text:p>2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ietnamese (vi)</text:p>
          </table:table-cell>
          <table:table-cell office:value-type="float" office:value="27">
            <text:p>27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krainian (ua)</text:p>
          </table:table-cell>
          <table:table-cell office:value-type="float" office:value="19">
            <text:p>19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rwegian (no)</text:p>
          </table:table-cell>
          <table:table-cell office:value-type="float" office:value="18">
            <text:p>18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eorgian (ka) </text:p>
          </table:table-cell>
          <table:table-cell office:value-type="float" office:value="17">
            <text:p>17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rabic (ar)</text:p>
          </table:table-cell>
          <table:table-cell office:value-type="float" office:value="16">
            <text:p>16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aysian (ms) </text:p>
          </table:table-cell>
          <table:table-cell office:value-type="float" office:value="15">
            <text:p>15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atalan (ca)</text:p>
          </table:table-cell>
          <table:table-cell office:value-type="float" office:value="13">
            <text:p>1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elic - Irish (ga) </text:p>
          </table:table-cell>
          <table:table-cell office:value-type="float" office:value="13">
            <text:p>1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rish Gaelic (ga) </text:p>
          </table:table-cell>
          <table:table-cell office:value-type="float" office:value="13">
            <text:p>1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ayalam (ml) </text:p>
          </table:table-cell>
          <table:table-cell office:value-type="float" office:value="12">
            <text:p>1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ebrew (he)</text:p>
          </table:table-cell>
          <table:table-cell office:value-type="float" office:value="12">
            <text:p>1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roatian (hr)</text:p>
          </table:table-cell>
          <table:table-cell office:value-type="float" office:value="12">
            <text:p>1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unjabi (pa) </text:p>
          </table:table-cell>
          <table:table-cell office:value-type="float" office:value="11">
            <text:p>1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ujarati (gu) </text:p>
          </table:table-cell>
          <table:table-cell office:value-type="float" office:value="11">
            <text:p>1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ulgarian (bg) </text:p>
          </table:table-cell>
          <table:table-cell office:value-type="float" office:value="11">
            <text:p>1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banian (sq)</text:p>
          </table:table-cell>
          <table:table-cell office:value-type="float" office:value="10">
            <text:p>10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thuanian (lt) </text:p>
          </table:table-cell>
          <table:table-cell office:value-type="float" office:value="10">
            <text:p>10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lovenian (sl)</text:p>
          </table:table-cell>
          <table:table-cell office:value-type="float" office:value="9">
            <text:p>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epali (ne) </text:p>
          </table:table-cell>
          <table:table-cell office:value-type="float" office:value="9">
            <text:p>9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rathi (mr) </text:p>
          </table:table-cell>
          <table:table-cell office:value-type="float" office:value="9">
            <text:p>9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edonian (mk)</text:p>
          </table:table-cell>
          <table:table-cell office:value-type="float" office:value="8">
            <text:p>8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sque (eu)</text:p>
          </table:table-cell>
          <table:table-cell office:value-type="float" office:value="7">
            <text:p>7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betan (bo)</text:p>
          </table:table-cell>
          <table:table-cell office:value-type="float" office:value="7">
            <text:p>7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ndonesian (id) </text:p>
          </table:table-cell>
          <table:table-cell office:value-type="float" office:value="7">
            <text:p>7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elic - Scottish (gd) </text:p>
          </table:table-cell>
          <table:table-cell office:value-type="float" office:value="6">
            <text:p>6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ersian (fa) </text:p>
          </table:table-cell>
          <table:table-cell office:value-type="float" office:value="6">
            <text:p>6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tvian (lv) </text:p>
          </table:table-cell>
          <table:table-cell office:value-type="float" office:value="5">
            <text:p>5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riulian (fur) </text:p>
          </table:table-cell>
          <table:table-cell office:value-type="float" office:value="4">
            <text:p>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ungarian (hu)</text:p>
          </table:table-cell>
          <table:table-cell office:value-type="float" office:value="4">
            <text:p>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Welsh (cy) 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stonian (et) 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o (lo)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hmer (km)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rmenian (hy)</text:p>
          </table:table-cell>
          <table:table-cell office:value-type="float" office:value="3">
            <text:p>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pmiento (pap) 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urdish (ku) </text:p>
          </table:table-cell>
          <table:table-cell office:value-type="float" office:value="2">
            <text:p>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zeri (az) </text:p>
          </table:table-cell>
          <table:table-cell office:value-type="float" office:value="2">
            <text:p>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tum (tet) </text:p>
          </table:table-cell>
          <table:table-cell office:value-type="float" office:value="2">
            <text:p>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grinya (ti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reton (bre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frikaans (af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zbek (uz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rdu (urd) </text:p>
          </table:table-cell>
          <table:table-cell office:value-type="float" office:value="1">
            <text:p>1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Dzongkha (dz) </text:p>
          </table:table-cell>
          <table:table-cell office:value-type="float" office:value="1">
            <text:p>1</text:p>
          </table:table-cell>
          <table:table-cell office:value-type="string">
            <text:p>Level 2 </text:p>
          </table:table-cell>
          <table:table-cell office:value-type="string">
            <text:p>redirect: <text:a xlink:href="http://www.openoffice.org.tr/">http://www.openoffice.org.tr/</text:a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lagasy (mg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inhala (si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ängö (sg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atar (tt-crh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ajik (tg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lician (gl) </text:p>
          </table:table-cell>
          <table:table-cell office:value-type="float" office:value="0">
            <text:p>0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Level 1 means localization only or support onl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Level 2 means localization, support, and other work </text:p>
          </table:table-cell>
          <table:table-cell table:number-columns-repeated="11"/>
        </table:table-row>
      </table:table>
      <table:table table:name="all projec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Category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Membe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Japanese (ja)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Quality Assurance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Word Processing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/>
          <table:table-cell office:value-type="string">
            <text:p>Support</text:p>
          </table:table-cell>
          <table:table-cell office:value-type="string">
            <text:p>Documentation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/>
          <table:table-cell office:value-type="string">
            <text:p>Language Support</text:p>
          </table:table-cell>
          <table:table-cell office:value-type="string">
            <text:p>Localization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Spreadsheet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panish (es)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Graphic Applications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/>
          <table:table-cell office:value-type="string">
            <text:p>Promotion</text:p>
          </table:table-cell>
          <table:table-cell office:value-type="string">
            <text:p>Marketing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/>
          <table:table-cell office:value-type="string">
            <text:p>Promotion</text:p>
          </table:table-cell>
          <table:table-cell office:value-type="string">
            <text:p>Website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XML Project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API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erman (de)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Base / Database Access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Utilities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Application Framework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Build Tools and Environment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/>
          <table:table-cell office:value-type="string">
            <text:p>Extension Development</text:p>
          </table:table-cell>
          <table:table-cell office:value-type="string">
            <text:p>External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Graphic System Layer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User Interface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French (fr)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UNO Development Kit / Component Technology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string">
            <text:p>Distribution</text:p>
          </table:table-cell>
          <table:table-cell office:value-type="string">
            <text:p>Porting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Distribution</text:p>
          </table:table-cell>
          <table:table-cell office:value-type="string">
            <text:p>Installation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Groupware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OOoPM (Project Management Tool)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Italiano (it)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/>
          <table:table-cell table:number-columns-repeated="2" office:value-type="string">
            <text:p>Distribution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Extension Development</text:p>
          </table:table-cell>
          <table:table-cell office:value-type="string">
            <text:p>Bibliographic Project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Polish (pl) 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lovakian (sk)</text:p>
          </table:table-cell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Portuguese (pt)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string">
            <text:p>Language Support</text:p>
          </table:table-cell>
          <table:table-cell office:value-type="string">
            <text:p>Lingucomponent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BizDev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Chinese (zh-CN, zh-TW)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Product Development</text:p>
          </table:table-cell>
          <table:table-cell office:value-type="string">
            <text:p>ODF Toolkit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Portuguese of Brasil (br)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amil (ta)</text:p>
          </table:table-cell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Extension Development</text:p>
          </table:table-cell>
          <table:table-cell office:value-type="string">
            <text:p>Universal Content Broker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Finnish (fi)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elugu (te) </text:p>
          </table:table-cell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hai (th)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Dutch (nl)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urkish (tr)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Specifications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wedish (sv) 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Korean (ko)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Hindi (hi)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Czech (cs)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Danish (da)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Romanian (ro)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speranto (eo)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Support</text:p>
          </table:table-cell>
          <table:table-cell office:value-type="string">
            <text:p>User FAQ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WP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erbian (sr) 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Bengali (bn)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reek (el)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Russian (ru)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Vietnamese (vi)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Extension Development</text:p>
          </table:table-cell>
          <table:table-cell office:value-type="string">
            <text:p>Extensions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User Experience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Ukrainian (ua)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Norwegian (no)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eorgian (ka) 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Stats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Arabic (ar)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Malaysian (ms) 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Irish Gaelic (ga) 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Catalan (ca)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aelic - Irish (ga) 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KDE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Educati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Croatian (hr)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Hebrew (he)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Malayalam (ml) 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Bulgarian (bg) 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ujarati (gu) 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Punjabi (pa) 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Lithuanian (lt) 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Albanian (sq)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Nepali (ne) 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lovenian (sl)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Marathi (mr) 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Macedonian (mk)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Indonesian (id) 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ibetan (bo)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Basque (eu)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Persian (fa) 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aelic - Scottish (gd) 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Latvian (lv)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Hungarian (hu)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Friulian (fur) 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Papmiento (pap)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Welsh (cy)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Lao (lo)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Khmer (km)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stonian (et)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Armenian (hy)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Azeri (az) 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Kurdish (ku) 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etum (tet) 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ajik (tg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atar (tt-crh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inhala (si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Sängö (sg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Dzongkha (dz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Breton (bre)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Malagasy (mg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Tigrinya (ti)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Afrikaans (af)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Urdu (urd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Uzbek (uz)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ncubator Projects</text:p>
          </table:table-cell>
          <table:table-cell office:value-type="string">
            <text:p>VBA Interoprabi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Malagasy (mg) 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Galician (gl) </text:p>
          </table:table-cell>
          <table:table-cell office:value-type="float" office:value="0">
            <text:p>0</text:p>
          </table:table-cell>
        </table:table-row>
      </table:table>
      <table:table table:name="lang alia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>
            <text:p>Language Project</text:p>
          </table:table-cell>
          <table:table-cell table:style-name="ce1" office:value-type="string">
            <text:p>members</text:p>
          </table:table-cell>
          <table:table-cell table:style-name="ce1" office:value-type="string">
            <text:p>Level</text:p>
          </table:table-cell>
          <table:table-cell table:style-name="ce3"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Japanese (ja)</text:p>
          </table:table-cell>
          <table:table-cell office:value-type="float" office:value="1005">
            <text:p>1005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panish (es)</text:p>
          </table:table-cell>
          <table:table-cell office:value-type="float" office:value="390">
            <text:p>390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erman (de)</text:p>
          </table:table-cell>
          <table:table-cell office:value-type="float" office:value="299">
            <text:p>29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rench (fr)</text:p>
          </table:table-cell>
          <table:table-cell office:value-type="float" office:value="228">
            <text:p>22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taliano (it)</text:p>
          </table:table-cell>
          <table:table-cell office:value-type="float" office:value="131">
            <text:p>131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lish (pl) </text:p>
          </table:table-cell>
          <table:table-cell office:value-type="float" office:value="102">
            <text:p>10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lovakian (sk)</text:p>
          </table:table-cell>
          <table:table-cell office:value-type="float" office:value="96">
            <text:p>96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rtuguese (pt)</text:p>
          </table:table-cell>
          <table:table-cell office:value-type="float" office:value="88">
            <text:p>8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hinese (zh-CN, zh-TW)</text:p>
          </table:table-cell>
          <table:table-cell office:value-type="float" office:value="69">
            <text:p>6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rtuguese of Brasil (br)</text:p>
          </table:table-cell>
          <table:table-cell office:value-type="float" office:value="64">
            <text:p>6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amil (ta)</text:p>
          </table:table-cell>
          <table:table-cell office:value-type="float" office:value="63">
            <text:p>6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innish (fi)</text:p>
          </table:table-cell>
          <table:table-cell office:value-type="float" office:value="59">
            <text:p>5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lugu (te) </text:p>
          </table:table-cell>
          <table:table-cell office:value-type="float" office:value="56">
            <text:p>56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hai (th)</text:p>
          </table:table-cell>
          <table:table-cell office:value-type="float" office:value="52">
            <text:p>5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utch (nl)</text:p>
          </table:table-cell>
          <table:table-cell office:value-type="float" office:value="50">
            <text:p>50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urkish (tr)</text:p>
          </table:table-cell>
          <table:table-cell office:value-type="float" office:value="45">
            <text:p>45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wedish (sv) </text:p>
          </table:table-cell>
          <table:table-cell office:value-type="float" office:value="44">
            <text:p>4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indi (hi)</text:p>
          </table:table-cell>
          <table:table-cell office:value-type="float" office:value="42">
            <text:p>4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orean (ko)</text:p>
          </table:table-cell>
          <table:table-cell office:value-type="float" office:value="42">
            <text:p>4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zech (cs)</text:p>
          </table:table-cell>
          <table:table-cell office:value-type="float" office:value="41">
            <text:p>4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nish (da)</text:p>
          </table:table-cell>
          <table:table-cell office:value-type="float" office:value="39">
            <text:p>3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omanian (ro)</text:p>
          </table:table-cell>
          <table:table-cell office:value-type="float" office:value="38">
            <text:p>3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speranto (eo)</text:p>
          </table:table-cell>
          <table:table-cell office:value-type="float" office:value="37">
            <text:p>37</text:p>
          </table:table-cell>
          <table:table-cell office:value-type="string">
            <text:p>Level 1 </text:p>
          </table:table-cell>
          <table:table-cell office:value-type="string">
            <text:p>redirect: <text:a xlink:href="http://wiki.services.openoffice.org/wiki/Sv.openoffice.org">http://wiki.services.openoffice.org/wiki/Sv.openoffice.org</text:a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rbian (sr) </text:p>
          </table:table-cell>
          <table:table-cell office:value-type="float" office:value="33">
            <text:p>3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engali (bn)</text:p>
          </table:table-cell>
          <table:table-cell office:value-type="float" office:value="32">
            <text:p>3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ussian (ru)</text:p>
          </table:table-cell>
          <table:table-cell office:value-type="float" office:value="28">
            <text:p>2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reek (el)</text:p>
          </table:table-cell>
          <table:table-cell office:value-type="float" office:value="28">
            <text:p>28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ietnamese (vi)</text:p>
          </table:table-cell>
          <table:table-cell office:value-type="float" office:value="27">
            <text:p>27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krainian (ua)</text:p>
          </table:table-cell>
          <table:table-cell office:value-type="float" office:value="19">
            <text:p>19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rwegian (no)</text:p>
          </table:table-cell>
          <table:table-cell office:value-type="float" office:value="18">
            <text:p>18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eorgian (ka) </text:p>
          </table:table-cell>
          <table:table-cell office:value-type="float" office:value="17">
            <text:p>17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rabic (ar)</text:p>
          </table:table-cell>
          <table:table-cell office:value-type="float" office:value="16">
            <text:p>16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aysian (ms) </text:p>
          </table:table-cell>
          <table:table-cell office:value-type="float" office:value="15">
            <text:p>15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atalan (ca)</text:p>
          </table:table-cell>
          <table:table-cell office:value-type="float" office:value="13">
            <text:p>1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elic - Irish (ga) </text:p>
          </table:table-cell>
          <table:table-cell office:value-type="float" office:value="13">
            <text:p>1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rish Gaelic (ga) </text:p>
          </table:table-cell>
          <table:table-cell office:value-type="float" office:value="13">
            <text:p>1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layalam (ml) </text:p>
          </table:table-cell>
          <table:table-cell office:value-type="float" office:value="12">
            <text:p>1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ebrew (he)</text:p>
          </table:table-cell>
          <table:table-cell office:value-type="float" office:value="12">
            <text:p>1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roatian (hr)</text:p>
          </table:table-cell>
          <table:table-cell office:value-type="float" office:value="12">
            <text:p>1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unjabi (pa) </text:p>
          </table:table-cell>
          <table:table-cell office:value-type="float" office:value="11">
            <text:p>1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ujarati (gu) </text:p>
          </table:table-cell>
          <table:table-cell office:value-type="float" office:value="11">
            <text:p>1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ulgarian (bg) </text:p>
          </table:table-cell>
          <table:table-cell office:value-type="float" office:value="11">
            <text:p>1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banian (sq)</text:p>
          </table:table-cell>
          <table:table-cell office:value-type="float" office:value="10">
            <text:p>10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thuanian (lt) </text:p>
          </table:table-cell>
          <table:table-cell office:value-type="float" office:value="10">
            <text:p>10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lovenian (sl)</text:p>
          </table:table-cell>
          <table:table-cell office:value-type="float" office:value="9">
            <text:p>9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epali (ne) </text:p>
          </table:table-cell>
          <table:table-cell office:value-type="float" office:value="9">
            <text:p>9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rathi (mr) </text:p>
          </table:table-cell>
          <table:table-cell office:value-type="float" office:value="9">
            <text:p>9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edonian (mk)</text:p>
          </table:table-cell>
          <table:table-cell office:value-type="float" office:value="8">
            <text:p>8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sque (eu)</text:p>
          </table:table-cell>
          <table:table-cell office:value-type="float" office:value="7">
            <text:p>7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betan (bo)</text:p>
          </table:table-cell>
          <table:table-cell office:value-type="float" office:value="7">
            <text:p>7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ndonesian (id) </text:p>
          </table:table-cell>
          <table:table-cell office:value-type="float" office:value="7">
            <text:p>7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elic - Scottish (gd) </text:p>
          </table:table-cell>
          <table:table-cell office:value-type="float" office:value="6">
            <text:p>6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ersian (fa) </text:p>
          </table:table-cell>
          <table:table-cell office:value-type="float" office:value="6">
            <text:p>6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tvian (lv) </text:p>
          </table:table-cell>
          <table:table-cell office:value-type="float" office:value="5">
            <text:p>5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riulian (fur) </text:p>
          </table:table-cell>
          <table:table-cell office:value-type="float" office:value="4">
            <text:p>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ungarian (hu)</text:p>
          </table:table-cell>
          <table:table-cell office:value-type="float" office:value="4">
            <text:p>4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Welsh (cy) 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stonian (et) 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o (lo)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hmer (km)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rmenian (hy)</text:p>
          </table:table-cell>
          <table:table-cell office:value-type="float" office:value="3">
            <text:p>3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pmiento (pap) </text:p>
          </table:table-cell>
          <table:table-cell office:value-type="float" office:value="3">
            <text:p>3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Kurdish (ku) </text:p>
          </table:table-cell>
          <table:table-cell office:value-type="float" office:value="2">
            <text:p>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zeri (az) </text:p>
          </table:table-cell>
          <table:table-cell office:value-type="float" office:value="2">
            <text:p>2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tum (tet) </text:p>
          </table:table-cell>
          <table:table-cell office:value-type="float" office:value="2">
            <text:p>2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grinya (ti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reton (bre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frikaans (af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zbek (uz)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rdu (urd) </text:p>
          </table:table-cell>
          <table:table-cell office:value-type="float" office:value="1">
            <text:p>1</text:p>
          </table:table-cell>
          <table:table-cell office:value-type="string">
            <text:p>Level 2 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Dzongkha (dz) </text:p>
          </table:table-cell>
          <table:table-cell office:value-type="float" office:value="1">
            <text:p>1</text:p>
          </table:table-cell>
          <table:table-cell office:value-type="string">
            <text:p>Level 2 </text:p>
          </table:table-cell>
          <table:table-cell office:value-type="string">
            <text:p>redirect: <text:a xlink:href="http://www.openoffice.org.tr/">http://www.openoffice.org.tr/</text:a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lagasy (mg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inhala (si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ängö (sg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atar (tt-crh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ajik (tg) </text:p>
          </table:table-cell>
          <table:table-cell office:value-type="float" office:value="1">
            <text:p>1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Galician (gl) </text:p>
          </table:table-cell>
          <table:table-cell office:value-type="float" office:value="0">
            <text:p>0</text:p>
          </table:table-cell>
          <table:table-cell office:value-type="string">
            <text:p>Level 1 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Level 1 means localization only or support onl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Level 2 means localization, support, and other work </text:p>
          </table:table-cell>
          <table:table-cell table:number-columns-repeated="11"/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office:value-type="string">
            <text:p>lang</text:p>
          </table:table-cell>
          <table:table-cell table:style-name="Default" office:value-type="string">
            <text:p>month</text:p>
          </table:table-cell>
          <table:table-cell table:style-name="Default" office:value-type="string">
            <text:p>count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8-01&amp;to=2007-08-31&amp;first=1&amp;count=79">Aug 2007</text:a> 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7-01&amp;to=2007-07-31&amp;first=1&amp;count=67">Jul 2007</text:a> 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6-01&amp;to=2007-06-30&amp;first=1&amp;count=93">Jun 2007</text:a> 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5-01&amp;to=2007-05-31&amp;first=1&amp;count=65">May 2007</text:a> 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4-01&amp;to=2007-04-30&amp;first=1&amp;count=55">Apr 2007</text:a> 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3-01&amp;to=2007-03-31&amp;first=1&amp;count=102">Mar 2007</text:a> 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2-01&amp;to=2007-02-28&amp;first=1&amp;count=200">Feb 2007</text:a> 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7-01-01&amp;to=2007-01-31&amp;first=1&amp;count=257">Jan 2007</text:a> 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6-12-01&amp;to=2006-12-31&amp;first=1&amp;count=111">Dec 2006</text:a> 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6-11-01&amp;to=2006-11-30&amp;first=1&amp;count=89">Nov 2006</text:a> 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6-10-01&amp;to=2006-10-31&amp;first=1&amp;count=113">Oct 2006</text:a> 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6-09-01&amp;to=2006-09-30&amp;first=1&amp;count=143">Sep 2006</text:a> 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French (fr)</text:p>
          </table:table-cell>
          <table:table-cell office:value-type="string">
            <text:p><text:a xlink:href="http://fr.openoffice.org/servlets/BrowseList?listName=discuss&amp;by=date&amp;from=2006-08-01&amp;to=2006-08-31&amp;first=1&amp;count=80">Aug 2006</text:a> 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8-01&amp;to=2007-08-31&amp;first=1&amp;count=111">Aug 2007</text:a> 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7-01&amp;to=2007-07-31&amp;first=1&amp;count=398">Jul 2007</text:a> 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6-01&amp;to=2007-06-30&amp;first=1&amp;count=230">Jun 2007</text:a> 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5-01&amp;to=2007-05-31&amp;first=1&amp;count=290">May 2007</text:a> 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4-01&amp;to=2007-04-30&amp;first=1&amp;count=68">Apr 2007</text:a> 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3-01&amp;to=2007-03-31&amp;first=1&amp;count=165">Mar 2007</text:a> 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2-01&amp;to=2007-02-28&amp;first=1&amp;count=106">Feb 2007</text:a> 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7-01-01&amp;to=2007-01-31&amp;first=1&amp;count=117">Jan 2007</text:a> 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6-12-01&amp;to=2006-12-31&amp;first=1&amp;count=78">Dec 2006</text:a> 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6-11-01&amp;to=2006-11-30&amp;first=1&amp;count=136">Nov 2006</text:a> 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6-10-01&amp;to=2006-10-31&amp;first=1&amp;count=408">Oct 2006</text:a> 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6-09-01&amp;to=2006-09-30&amp;first=1&amp;count=120">Sep 2006</text:a> 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string">
            <text:p><text:a xlink:href="http://ja.openoffice.org/servlets/BrowseList?listName=discuss&amp;by=date&amp;from=2006-08-01&amp;to=2006-08-31&amp;first=1&amp;count=92">Aug 2006</text:a> 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8-01&amp;to=2007-08-31&amp;first=1&amp;count=49">Aug 2007</text:a> 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7-01&amp;to=2007-07-31&amp;first=1&amp;count=138">Jul 2007</text:a> 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6-01&amp;to=2007-06-30&amp;first=1&amp;count=108">Jun 2007</text:a> 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5-01&amp;to=2007-05-31&amp;first=1&amp;count=132">May 2007</text:a> 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4-01&amp;to=2007-04-30&amp;first=1&amp;count=64">Apr 2007</text:a> 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3-01&amp;to=2007-03-31&amp;first=1&amp;count=131">Mar 2007</text:a> 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2-01&amp;to=2007-02-28&amp;first=1&amp;count=115">Feb 2007</text:a> 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7-01-01&amp;to=2007-01-31&amp;first=1&amp;count=146">Jan 2007</text:a> 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6-12-01&amp;to=2006-12-31&amp;first=1&amp;count=118">Dec 2006</text:a> 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6-11-01&amp;to=2006-11-30&amp;first=1&amp;count=100">Nov 2006</text:a> 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6-10-01&amp;to=2006-10-31&amp;first=1&amp;count=119">Oct 2006</text:a> 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6-09-01&amp;to=2006-09-30&amp;first=1&amp;count=124">Sep 2006</text:a> 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Spanish (es)</text:p>
          </table:table-cell>
          <table:table-cell office:value-type="string">
            <text:p><text:a xlink:href="http://es.openoffice.org/servlets/BrowseList?listName=discuss_es&amp;by=date&amp;from=2006-08-01&amp;to=2006-08-31&amp;first=1&amp;count=177">Aug 2006</text:a> 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8-01&amp;to=2007-08-31&amp;first=1&amp;count=311">Aug 2007</text:a> 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7-01&amp;to=2007-07-31&amp;first=1&amp;count=359">Jul 2007</text:a> 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6-01&amp;to=2007-06-30&amp;first=1&amp;count=356">Jun 2007</text:a> 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5-01&amp;to=2007-05-31&amp;first=1&amp;count=266">May 2007</text:a> 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4-01&amp;to=2007-04-30&amp;first=1&amp;count=378">Apr 2007</text:a> 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3-01&amp;to=2007-03-31&amp;first=1&amp;count=336">Mar 2007</text:a> 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2-01&amp;to=2007-02-28&amp;first=1&amp;count=406">Feb 2007</text:a> 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7-01-01&amp;to=2007-01-31&amp;first=1&amp;count=451">Jan 2007</text:a> 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6-12-01&amp;to=2006-12-31&amp;first=1&amp;count=434">Dec 2006</text:a> 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6-11-01&amp;to=2006-11-30&amp;first=1&amp;count=380">Nov 2006</text:a> 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6-10-01&amp;to=2006-10-31&amp;first=1&amp;count=582">Oct 2006</text:a> 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6-09-01&amp;to=2006-09-30&amp;first=1&amp;count=419">Sep 2006</text:a> 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German (de)</text:p>
          </table:table-cell>
          <table:table-cell office:value-type="string">
            <text:p><text:a xlink:href="http://de.openoffice.org/servlets/BrowseList?listName=dev&amp;by=date&amp;from=2006-08-01&amp;to=2006-08-31&amp;first=1&amp;count=506">Aug 2006</text:a> 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8-01&amp;to=2007-08-31&amp;first=1&amp;count=21">Aug 2007</text:a>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7-01&amp;to=2007-07-31&amp;first=1&amp;count=33">Jul 2007</text:a> 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6-01&amp;to=2007-06-30&amp;first=1&amp;count=3">Jun 2007</text:a>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5-01&amp;to=2007-05-31&amp;first=1&amp;count=12">May 2007</text:a>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4-01&amp;to=2007-04-30&amp;first=1&amp;count=2">Apr 2007</text:a>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3-01&amp;to=2007-03-31&amp;first=1&amp;count=28">Mar 2007</text:a>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2-01&amp;to=2007-02-28&amp;first=1&amp;count=5">Feb 2007</text:a>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7-01-01&amp;to=2007-01-31&amp;first=1&amp;count=5">Jan 2007</text:a>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6-12-01&amp;to=2006-12-31&amp;first=1&amp;count=16">Dec 2006</text:a>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6-11-01&amp;to=2006-11-30&amp;first=1&amp;count=44">Nov 2006</text:a> 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6-10-01&amp;to=2006-10-31&amp;first=1&amp;count=42">Oct 2006</text:a> 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6-09-01&amp;to=2006-09-30&amp;first=1&amp;count=145">Sep 2006</text:a> 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string">
            <text:p><text:a xlink:href="http://it.openoffice.org/servlets/BrowseList?listName=dev&amp;by=date&amp;from=2006-08-01&amp;to=2006-08-31&amp;first=1&amp;count=95">Aug 2006</text:a> 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8-01&amp;to=2007-08-31&amp;first=1&amp;count=3">Aug 2007</text:a>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7-01&amp;to=2007-07-31&amp;first=1&amp;count=2">Jul 2007</text:a>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6-01&amp;to=2007-06-30&amp;first=1&amp;count=2">Jun 2007</text:a>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5-01&amp;to=2007-05-31&amp;first=1&amp;count=7">May 2007</text:a>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4-01&amp;to=2007-04-30&amp;first=1&amp;count=1">Apr 2007</text:a>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3-01&amp;to=2007-03-31&amp;first=1&amp;count=2">Mar 2007</text:a>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2-01&amp;to=2007-02-28&amp;first=1&amp;count=3">Feb 2007</text:a>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7-01-01&amp;to=2007-01-31&amp;first=1&amp;count=15">Jan 2007</text:a>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6-12-01&amp;to=2006-12-31&amp;first=1&amp;count=10">Dec 2006</text:a>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6-11-01&amp;to=2006-11-30&amp;first=1&amp;count=22">Nov 2006</text:a>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6-10-01&amp;to=2006-10-31&amp;first=1&amp;count=2">Oct 2006</text:a>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6-09-01&amp;to=2006-09-30&amp;first=1&amp;count=24">Sep 2006</text:a> 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olish (pl) </text:p>
          </table:table-cell>
          <table:table-cell office:value-type="string">
            <text:p><text:a xlink:href="http://pl.openoffice.org/servlets/BrowseList?listName=dev&amp;by=date&amp;from=2006-08-01&amp;to=2006-08-31&amp;first=1&amp;count=33">Aug 2006</text:a> </text:p>
          </table:table-cell>
          <table:table-cell office:value-type="float" office:value="33">
            <text:p>33</text:p>
          </table:table-cell>
        </table:table-row>
      </table:table>
      <table:table table:name="ux members" table:style-name="ta1" table:print="false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1" table:default-cell-style-name="Default"/>
        <table:table-row table:style-name="ro1">
          <table:table-cell office:value-type="string">
            <text:p><text:a xlink:href="http://ux.openoffice.org/servlets/BrowseList?listName=discuss&amp;by=author&amp;from=249677&amp;to=249677&amp;first=1&amp;count=56">Matthias Mueller-Prove</text:a> </text:p>
          </table:table-cell>
          <table:table-cell office:value-type="float" office:value="56">
            <text:p>56</text:p>
          </table:table-cell>
          <table:table-cell>
            <draw:frame table:end-cell-address="'ux members'.O32" table:end-x="1.283cm" table:end-y="0.376cm" draw:z-index="0" draw:style-name="gr1" svg:width="28.268cm" svg:height="14.762cm" svg:x="0.112cm" svg:y="0.001cm">
              <draw:object draw:notify-on-update-of-ranges="'ux members'.A1:'ux members'.A66 'ux members'.B1:'ux members'.B6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a xlink:href="http://ux.openoffice.org/servlets/BrowseList?listName=discuss&amp;by=author&amp;from=253736&amp;to=253736&amp;first=1&amp;count=55">Cor Nouws</text:a> 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4683&amp;to=254683&amp;first=1&amp;count=48">Frank Loehmann</text:a> 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082&amp;to=251082&amp;first=1&amp;count=45">Joe Smith</text:a> 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5414&amp;to=255414&amp;first=1&amp;count=40">Shaun McDonald</text:a> 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359&amp;to=251359&amp;first=1&amp;count=37">Mathias Bauer</text:a> 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3384&amp;to=263384&amp;first=1&amp;count=36">Trollen Lord</text:a> 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630&amp;to=257630&amp;first=1&amp;count=28">André Wyrwa</text:a> 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48997&amp;to=248997&amp;first=1&amp;count=27">Lutz Hoeger</text:a> 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9355&amp;to=269355&amp;first=1&amp;count=26">J.S. Martin</text:a> 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0627&amp;to=250627&amp;first=1&amp;count=22">Christian Jansen</text:a> 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9228&amp;to=259228&amp;first=1&amp;count=20">Kirill S. Palagin</text:a> 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8830&amp;to=268830&amp;first=1&amp;count=18">Shelagh Manton</text:a> 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683&amp;to=251683&amp;first=1&amp;count=15">Christoph Noack</text:a> 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286&amp;to=257286&amp;first=1&amp;count=13">Gustavo Gawry</text:a> 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49007&amp;to=249007&amp;first=1&amp;count=13">Mox Soini</text:a> 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6793&amp;to=256793&amp;first=1&amp;count=12">Kohei Yoshida</text:a> 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5278&amp;to=255278&amp;first=1&amp;count=11">iago Ramos</text:a> 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503&amp;to=251503&amp;first=1&amp;count=10">:murb: [maarten brouwers]</text:a>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0630&amp;to=250630&amp;first=1&amp;count=10">sophie</text:a>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9561&amp;to=269561&amp;first=1&amp;count=10">Leonard Mada</text:a>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149&amp;to=251149&amp;first=1&amp;count=9">Caio Tiago Oliveira</text:a> 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<text:a xlink:href="http://ux.openoffice.org/servlets/BrowseList?listName=discuss&amp;by=author&amp;from=255289&amp;to=255289&amp;first=1&amp;count=8">Frank Schönheit - Sun Microsystems Germany</text:a> 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5793&amp;to=255793&amp;first=1&amp;count=8">zhaosheng</text:a> 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4848&amp;to=264848&amp;first=1&amp;count=7">Malte Timmermann</text:a> 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040&amp;to=257040&amp;first=1&amp;count=7">Bettina Haberer</text:a> 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5185&amp;to=265185&amp;first=1&amp;count=6">Svante Schubert</text:a> 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080&amp;to=251080&amp;first=1&amp;count=6">Allen Pulsifer</text:a> 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955&amp;to=257955&amp;first=1&amp;count=6">Niklas Nebel</text:a> 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3758&amp;to=253758&amp;first=1&amp;count=4">jasonspiro4+moznews@gmail.com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9347&amp;to=259347&amp;first=1&amp;count=4">Juergen Schmidt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2080&amp;to=252080&amp;first=1&amp;count=3">Adam H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70120&amp;to=270120&amp;first=1&amp;count=3">shizhoubo[OOoFrm]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9428&amp;to=259428&amp;first=1&amp;count=3">Peter Junge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2730&amp;to=262730&amp;first=1&amp;count=3">Uwe Fisch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49416&amp;to=249416&amp;first=1&amp;count=3">Matthias Müller-Prove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7336&amp;to=267336&amp;first=1&amp;count=3">Stella Schulze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6320&amp;to=256320&amp;first=1&amp;count=3">Joachim Lingn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<text:a xlink:href="http://ux.openoffice.org/servlets/BrowseList?listName=discuss&amp;by=author&amp;from=263454&amp;to=263454&amp;first=1&amp;count=3">Christian Lippka - Sun Microsystems GmbH - Hamburg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5209&amp;to=265209&amp;first=1&amp;count=3">Thorsten Ziehm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<text:a xlink:href="http://ux.openoffice.org/servlets/BrowseList?listName=discuss&amp;by=author&amp;from=257626&amp;to=257626&amp;first=1&amp;count=2">Oliver Specht - Sun Germany -Hamburg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683&amp;to=257683&amp;first=1&amp;count=2">Vincent - D. Ertner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1970&amp;to=251970&amp;first=1&amp;count=2">Ingrid Halama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8636&amp;to=258636&amp;first=1&amp;count=2">Thomas Benisch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<text:a xlink:href="http://ux.openoffice.org/servlets/BrowseList?listName=discuss&amp;by=author&amp;from=259826&amp;to=259826&amp;first=1&amp;count=2">Thomas Lange - Sun Germany - ham02 - Hamburg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956&amp;to=257956&amp;first=1&amp;count=2">Laurent Godard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3763&amp;to=263763&amp;first=1&amp;count=2">Ismael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70136&amp;to=270136&amp;first=1&amp;count=1">Frank Meie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<text:a xlink:href="http://ux.openoffice.org/servlets/BrowseList?listName=discuss&amp;by=author&amp;from=257841&amp;to=257841&amp;first=1&amp;count=1">Frank Meies - Sun Germany - Development - Software Engine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6716&amp;to=256716&amp;first=1&amp;count=1">Stephan Bergman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2857&amp;to=262857&amp;first=1&amp;count=1">Paula Bach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6712&amp;to=256712&amp;first=1&amp;count=1">Kazunari Hirano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6267&amp;to=256267&amp;first=1&amp;count=1">Jason A. Spiro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1365&amp;to=261365&amp;first=1&amp;count=1">Friedrich Strohmai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0667&amp;to=250667&amp;first=1&amp;count=1">Bernhard Dippold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8175&amp;to=258175&amp;first=1&amp;count=1">jiao jianhua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012&amp;to=257012&amp;first=1&amp;count=1">Mira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5844&amp;to=255844&amp;first=1&amp;count=1">Christian Lohmai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7836&amp;to=257836&amp;first=1&amp;count=1">Oliver Specht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5952&amp;to=255952&amp;first=1&amp;count=1">blueeagle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5480&amp;to=265480&amp;first=1&amp;count=1">PA Galme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9982&amp;to=269982&amp;first=1&amp;count=1">liutao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0923&amp;to=250923&amp;first=1&amp;count=1">Frank Ludolph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49110&amp;to=249110&amp;first=1&amp;count=1">Ralph Aiching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56948&amp;to=256948&amp;first=1&amp;count=1">Romel Sandoval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ux.openoffice.org/servlets/BrowseList?listName=discuss&amp;by=author&amp;from=261462&amp;to=261462&amp;first=1&amp;count=1">Eric Hoch</text:a> 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authors" table:style-name="ta1" table:print="false">
        <office:forms form:automatic-focus="false" form:apply-design-mode="false"/>
        <table:table-column table:style-name="co13" table:number-columns-repeated="2" table:default-cell-style-name="ce4"/>
        <table:table-column table:style-name="co1" table:default-cell-style-name="Default"/>
        <table:table-row table:style-name="ro1">
          <table:table-cell office:value-type="string">
            <text:p><text:a xlink:href="http://bibliographic.openoffice.org/servlets/BrowseList?listName=dev&amp;by=author&amp;from=26578&amp;to=26578&amp;first=1&amp;count=780">Bruce D'Arcus</text:a> </text:p>
          </table:table-cell>
          <table:table-cell office:value-type="float" office:value="780">
            <text:p>780</text:p>
          </table:table-cell>
          <table:table-cell>
            <draw:frame table:end-cell-address="authors.N80" table:end-x="1.074cm" table:end-y="0.231cm" draw:z-index="0" draw:style-name="gr1" svg:width="25.811cm" svg:height="37.455cm" svg:x="0.102cm" svg:y="0cm">
              <draw:object draw:notify-on-update-of-ranges="authors.A1:authors.A231 authors.B1:authors.B23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a xlink:href="http://bibliographic.openoffice.org/servlets/BrowseList?listName=dev&amp;by=author&amp;from=26515&amp;to=26515&amp;first=1&amp;count=375">David Wilson</text:a> 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0170&amp;to=50170&amp;first=1&amp;count=129">Matthias Basler</text:a> 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3968&amp;to=53968&amp;first=1&amp;count=44">Robert Sanderson</text:a> 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645&amp;to=26645&amp;first=1&amp;count=39">Sander Vesik</text:a> 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8237&amp;to=88237&amp;first=1&amp;count=34">Matej Cepl</text:a> 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3558&amp;to=33558&amp;first=1&amp;count=27">Dave Howorth</text:a> 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9885&amp;to=79885&amp;first=1&amp;count=26">James Howison</text:a> 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2144&amp;to=42144&amp;first=1&amp;count=26">Daniel Carrera</text:a> 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4900&amp;to=44900&amp;first=1&amp;count=26">CPH</text:a> 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706&amp;to=26706&amp;first=1&amp;count=26">Peter Schulte-Stracke</text:a> 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9851&amp;to=199851&amp;first=1&amp;count=26">Matt Price</text:a> 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34882&amp;to=234882&amp;first=1&amp;count=25">Gannon Dick</text:a> 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46117&amp;to=146117&amp;first=1&amp;count=25">CPHennessy</text:a> 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5981&amp;to=55981&amp;first=1&amp;count=21">Tobias Getrost</text:a> 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6171&amp;to=56171&amp;first=1&amp;count=20">Chris Hoy Poy</text:a> 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3984&amp;to=53984&amp;first=1&amp;count=20">Matthew J. Dovey</text:a> 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318&amp;to=26318&amp;first=1&amp;count=18">Kirk Job-Sluder</text:a> 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39113&amp;to=139113&amp;first=1&amp;count=18">Matthias Steffens</text:a> </text:p>
          </table:table-cell>
          <table:table-cell office:value-type="float" office:value="18">
            <text:p>18</text:p>
          </table:table-cell>
          <table:table-cell/>
        </table:table-row>
        <table:table-row table:style-name="ro3">
          <table:table-cell office:value-type="string">
            <text:p><text:a xlink:href="http://bibliographic.openoffice.org/servlets/BrowseList?listName=dev&amp;by=author&amp;from=96127&amp;to=96127&amp;first=1&amp;count=16">martha@agileinteractions.com</text:a> 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9878&amp;to=89878&amp;first=1&amp;count=15">David N. Wilson</text:a> 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43731&amp;to=143731&amp;first=1&amp;count=15">pt</text:a> 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3511&amp;to=53511&amp;first=1&amp;count=15">Josh Hansen</text:a> 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2458&amp;to=32458&amp;first=1&amp;count=14">Agrawal, Manish</text:a> 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31148&amp;to=231148&amp;first=1&amp;count=12">Leonard Mada</text:a> 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27218&amp;to=227218&amp;first=1&amp;count=11">Jakob Lechner</text:a> 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8036&amp;to=268036&amp;first=1&amp;count=10">Frederick Giasson</text:a>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5726&amp;to=35726&amp;first=1&amp;count=10">Doug</text:a>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2735&amp;to=32735&amp;first=1&amp;count=9">Corrado Topi</text:a> 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9874&amp;to=79874&amp;first=1&amp;count=9">Matthew Yates</text:a> 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<text:a xlink:href="http://bibliographic.openoffice.org/servlets/BrowseList?listName=dev&amp;by=author&amp;from=26432&amp;to=26432&amp;first=1&amp;count=8">Rina e Corrado On BTOpenworld</text:a> 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2115&amp;to=82115&amp;first=1&amp;count=8">Florian Schlichting</text:a> 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6939&amp;to=46939&amp;first=1&amp;count=8">Robby Stephenson</text:a> 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8146&amp;to=38146&amp;first=1&amp;count=7">Janus Sandsgaard</text:a> 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4262&amp;to=94262&amp;first=1&amp;count=7">Dr Robert Sanderson</text:a> 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0123&amp;to=70123&amp;first=1&amp;count=7">Pierre Martineau</text:a> 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2756&amp;to=192756&amp;first=1&amp;count=6">Johan Kool</text:a> 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4896&amp;to=44896&amp;first=1&amp;count=6">Hugh Gunz</text:a> 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03398&amp;to=103398&amp;first=1&amp;count=6">Sweet Coffee</text:a> 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<text:a xlink:href="http://bibliographic.openoffice.org/servlets/BrowseList?listName=dev&amp;by=author&amp;from=56033&amp;to=56033&amp;first=1&amp;count=5">webmaster-getrost.de@email.de</text:a>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4864&amp;to=94864&amp;first=1&amp;count=5">Jozef Riha</text:a>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53194&amp;to=153194&amp;first=1&amp;count=5">Edward Summers</text:a>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4960&amp;to=84960&amp;first=1&amp;count=4">Luc Sorel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8512&amp;to=78512&amp;first=1&amp;count=4">Vincent Thornley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30986&amp;to=130986&amp;first=1&amp;count=4">Howard Noble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02165&amp;to=102165&amp;first=1&amp;count=4">TEXTORIS Julien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5344&amp;to=35344&amp;first=1&amp;count=4">Chris Blackall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4181&amp;to=94181&amp;first=1&amp;count=4">Stefano Mazzocchi</text:a>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8238&amp;to=88238&amp;first=1&amp;count=3">Peter Tandl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0147&amp;to=70147&amp;first=1&amp;count=3">Sophie Gauti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53712&amp;to=153712&amp;first=1&amp;count=3">Sebastian Hamm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19500&amp;to=219500&amp;first=1&amp;count=3">Jon Rubin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50389&amp;to=250389&amp;first=1&amp;count=3">Josh Greenberg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54641&amp;to=154641&amp;first=1&amp;count=3">Mohammad Al-Ubaydli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2791&amp;to=32791&amp;first=1&amp;count=3">Corrado On Hud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49260&amp;to=249260&amp;first=1&amp;count=3">Thomas Zand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66249&amp;to=166249&amp;first=1&amp;count=3">msowka@rogers.com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7331&amp;to=77331&amp;first=1&amp;count=3">Louis Suarez-Potts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7370&amp;to=37370&amp;first=1&amp;count=3">Michael Brauer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68037&amp;to=168037&amp;first=1&amp;count=3">Rob Sanderson</text:a>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6938&amp;to=56938&amp;first=1&amp;count=2">tobias.getrost@web.de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10725&amp;to=210725&amp;first=1&amp;count=2">Florian Reuter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658&amp;to=26658&amp;first=1&amp;count=2">Paolo Cavallini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1428&amp;to=191428&amp;first=1&amp;count=2">Oliver Specht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4123&amp;to=264123&amp;first=1&amp;count=2">hron@softhome.net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4616&amp;to=34616&amp;first=1&amp;count=2">Graham MacKenzie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5497&amp;to=45497&amp;first=1&amp;count=2">Richard Guziewicz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2472&amp;to=122472&amp;first=1&amp;count=2">Carlos David Suárez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6143&amp;to=86143&amp;first=1&amp;count=2">Morbus Iff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5504&amp;to=45504&amp;first=1&amp;count=2">Lieven Buts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49016&amp;to=249016&amp;first=1&amp;count=2">Herbert Snorrason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9451&amp;to=39451&amp;first=1&amp;count=2">David Elder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2215&amp;to=72215&amp;first=1&amp;count=2">Akshay Dayal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67231&amp;to=67231&amp;first=1&amp;count=2">Daniel Vogelheim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18174&amp;to=218174&amp;first=1&amp;count=2">matt.price@utoronto.ca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4529&amp;to=94529&amp;first=1&amp;count=2">Pierre Girard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<text:a xlink:href="http://bibliographic.openoffice.org/servlets/BrowseList?listName=dev&amp;by=author&amp;from=194323&amp;to=194323&amp;first=1&amp;count=2">Peter.Dudek@cellbio.unige.ch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53901&amp;to=153901&amp;first=1&amp;count=2">James Eric Lawson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0855&amp;to=190855&amp;first=1&amp;count=2">Ed Summers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42377&amp;to=142377&amp;first=1&amp;count=2">Dane Weber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15358&amp;to=215358&amp;first=1&amp;count=2">Ryan Cragun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62174&amp;to=62174&amp;first=1&amp;count=2">Michael Judex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5623&amp;to=45623&amp;first=1&amp;count=2">Jonathan Rubin</text:a>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3837&amp;to=123837&amp;first=1&amp;count=1">Michael Boxleit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5345&amp;to=75345&amp;first=1&amp;count=1">Michael Westmore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02283&amp;to=102283&amp;first=1&amp;count=1">Zoltan Kota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4746&amp;to=194746&amp;first=1&amp;count=1">Stephen Russell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8073&amp;to=88073&amp;first=1&amp;count=1">stephanie freema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05591&amp;to=205591&amp;first=1&amp;count=1">Wolfgang Mei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6026&amp;to=46026&amp;first=1&amp;count=1">Walter Lamia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68500&amp;to=68500&amp;first=1&amp;count=1">Simon Roda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0909&amp;to=50909&amp;first=1&amp;count=1">Opher Donchi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69544&amp;to=69544&amp;first=1&amp;count=1">Olivier DEVINEAU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50477&amp;to=250477&amp;first=1&amp;count=1">Peter Sefto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63583&amp;to=63583&amp;first=1&amp;count=1">Peter Flyn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50509&amp;to=250509&amp;first=1&amp;count=1">Dan Stillma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3097&amp;to=123097&amp;first=1&amp;count=1">Daniel Lees 08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62776&amp;to=62776&amp;first=1&amp;count=1">Eric William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7891&amp;to=77891&amp;first=1&amp;count=1">Alexandre Lehman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46183&amp;to=146183&amp;first=1&amp;count=1">Chard Robert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<text:a xlink:href="http://bibliographic.openoffice.org/servlets/BrowseList?listName=dev&amp;by=author&amp;from=86027&amp;to=86027&amp;first=1&amp;count=1">Christian Boulanger (Bibliograph Development)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82883&amp;to=182883&amp;first=1&amp;count=1">Felipe Csasza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531&amp;to=26531&amp;first=1&amp;count=1">Frank Schönheit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6684&amp;to=36684&amp;first=1&amp;count=1">david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45582&amp;to=45582&amp;first=1&amp;count=1">Dennis Freshwat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7304&amp;to=97304&amp;first=1&amp;count=1">Dow Hurst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54049&amp;to=154049&amp;first=1&amp;count=1">Anthony Long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659&amp;to=26659&amp;first=1&amp;count=1">Bradley Jackel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<text:a xlink:href="http://bibliographic.openoffice.org/servlets/BrowseList?listName=dev&amp;by=author&amp;from=122453&amp;to=122453&amp;first=1&amp;count=1">2006 - Pare, Marc-Antoine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11409&amp;to=211409&amp;first=1&amp;count=1">Aby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3932&amp;to=33932&amp;first=1&amp;count=1">Alec Julie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4403&amp;to=94403&amp;first=1&amp;count=1">brendel@nancy.inra.f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46598&amp;to=246598&amp;first=1&amp;count=1">caspasa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6142&amp;to=86142&amp;first=1&amp;count=1">arhyno@uwindsor.ca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10449&amp;to=110449&amp;first=1&amp;count=1">Arron Arntze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5093&amp;to=35093&amp;first=1&amp;count=1">KMcC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09783&amp;to=209783&amp;first=1&amp;count=1">Kovacs Norbert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90682&amp;to=90682&amp;first=1&amp;count=1">Matěj Cepl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0513&amp;to=190513&amp;first=1&amp;count=1">jper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9078&amp;to=39078&amp;first=1&amp;count=1">Juergen Helmer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35678&amp;to=235678&amp;first=1&amp;count=1">juskenabble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3101&amp;to=123101&amp;first=1&amp;count=1">Michael Barry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00366&amp;to=100366&amp;first=1&amp;count=1">Michael Bowma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74306&amp;to=74306&amp;first=1&amp;count=1">lfook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6025&amp;to=86025&amp;first=1&amp;count=1">Markus Hoenicka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11374&amp;to=111374&amp;first=1&amp;count=1">James Wilso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07700&amp;to=107700&amp;first=1&amp;count=1">Jörg Schmidt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56570&amp;to=56570&amp;first=1&amp;count=1">Jörg Wartenberg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3832&amp;to=123832&amp;first=1&amp;count=1">blake@ucla.edu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37743&amp;to=37743&amp;first=1&amp;count=1">Gary Edward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42529&amp;to=142529&amp;first=1&amp;count=1">John Norvell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268037&amp;to=268037&amp;first=1&amp;count=1">John P. McCaskey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3102&amp;to=123102&amp;first=1&amp;count=1">Matt Wiggin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24002&amp;to=124002&amp;first=1&amp;count=1">James Stevenson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192754&amp;to=192754&amp;first=1&amp;count=1">Jeffrey Lewis - UMDNJ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a xlink:href="http://bibliographic.openoffice.org/servlets/BrowseList?listName=dev&amp;by=author&amp;from=89872&amp;to=89872&amp;first=1&amp;count=1">Jeff Jones</text:a>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5"/>
          <table:table-cell table:style-name="Default"/>
          <table:table-cell/>
        </table:table-row>
        <table:table-row table:style-name="ro1" table:number-rows-repeated="234">
          <table:table-cell table:number-columns-repeated="3"/>
        </table:table-row>
        <table:table-row table:style-name="ro1">
          <table:table-cell table:number-columns-spanned="2" table:number-rows-spanned="1"/>
          <table:covered-table-cell table:style-name="Default"/>
          <table:table-cell/>
        </table:table-row>
        <table:table-row table:style-name="ro1" table:number-rows-repeated="90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v author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Members</text:p>
          </table:table-cell>
          <table:table-cell table:style-name="ce3" office:value-type="string">
            <text:p>dev Authors &gt;9</text:p>
          </table:table-cell>
          <table:table-cell table:style-name="ce3" office:value-type="string">
            <text:p>user Authors&gt;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api.openoffice.org/">API</text:a> </text:p>
          </table:table-cell>
          <table:table-cell office:value-type="float" office:value="316">
            <text:p>31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>
            <draw:frame table:end-cell-address="'dev authors'.P38" table:end-x="1.882cm" table:end-y="0.02cm" draw:z-index="0" draw:style-name="gr1" svg:width="24.309cm" svg:height="16.415cm" svg:x="0.154cm" svg:y="0.088cm">
              <draw:object draw:notify-on-update-of-ranges="'dev authors'.B3:'dev authors'.B19 'dev authors'.D3:'dev authors'.D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Default" office:value-type="string">
            <text:p>Product Development</text:p>
          </table:table-cell>
          <table:table-cell table:style-name="Default" office:value-type="string">
            <text:p><text:a xlink:href="http://qa.openoffice.org/index.html">Quality Assurance</text:a> </text:p>
          </table:table-cell>
          <table:table-cell table:style-name="Default" office:value-type="float" office:value="920">
            <text:p>92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tools.openoffice.org/">Build Tools and Environment</text:a> </text:p>
          </table:table-cell>
          <table:table-cell office:value-type="float" office:value="251">
            <text:p>251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udk.openoffice.org/">UNO Development Kit / Component Technology</text:a> </text:p>
          </table:table-cell>
          <table:table-cell office:value-type="float" office:value="228">
            <text:p>228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xml.openoffice.org/">XML Project</text:a> </text:p>
          </table:table-cell>
          <table:table-cell office:value-type="float" office:value="333">
            <text:p>333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dba.openoffice.org/">Base / Database Access</text:a> </text:p>
          </table:table-cell>
          <table:table-cell office:value-type="float" office:value="299">
            <text:p>299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sw.openoffice.org/">Word Processing</text:a> </text:p>
          </table:table-cell>
          <table:table-cell office:value-type="float" office:value="744">
            <text:p>74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sc.openoffice.org/">Spreadsheet</text:a> </text:p>
          </table:table-cell>
          <table:table-cell office:value-type="float" office:value="503">
            <text:p>5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gsl.openoffice.org/">Graphic System Layer</text:a> 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framework.openoffice.org/">Application Framework</text:a> 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graphics.openoffice.org/">Graphic Applications</text:a> </text:p>
          </table:table-cell>
          <table:table-cell office:value-type="float" office:value="388">
            <text:p>38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cubator Projects</text:p>
          </table:table-cell>
          <table:table-cell table:style-name="Default" office:value-type="string">
            <text:p><text:a xlink:href="http://ux.openoffice.org/">User Experience</text:a> </text:p>
          </table:table-cell>
          <table:table-cell table:style-name="Default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ui.openoffice.org/">User Interface</text:a> </text:p>
          </table:table-cell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Incubator Projects</text:p>
          </table:table-cell>
          <table:table-cell office:value-type="string">
            <text:p><text:a xlink:href="http://oopm.openoffice.org/">OOoPM (Project Management Tool)</text:a> </text:p>
          </table:table-cell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odftoolkit.openoffice.org/">ODF Toolkit</text:a> 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projects.openoffice.org/project/specs/">Specifications</text:a> </text:p>
          </table:table-cell>
          <table:table-cell table:style-name="Default"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roduct Development</text:p>
          </table:table-cell>
          <table:table-cell office:value-type="string">
            <text:p><text:a xlink:href="http://util.openoffice.org/">Utilities</text:a> 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upport</text:p>
          </table:table-cell>
          <table:table-cell table:style-name="Default" office:value-type="string">
            <text:p><text:a xlink:href="http://user-faq.openoffice.org/">User FAQ</text:a> </text:p>
          </table:table-cell>
          <table:table-cell table:style-name="Default"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Extension Development</text:p>
          </table:table-cell>
          <table:table-cell office:value-type="string">
            <text:p><text:a xlink:href="http://ucb.openoffice.org/">Universal Content Broker</text:a> 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Support</text:p>
          </table:table-cell>
          <table:table-cell table:style-name="Default" office:value-type="string">
            <text:p><text:a xlink:href="http://documentation.openoffice.org/">Documentation</text:a></text:p>
          </table:table-cell>
          <table:table-cell table:style-name="Default" office:value-type="float" office:value="609">
            <text:p>609</text:p>
          </table:table-cell>
          <table:table-cell table:number-columns-repeated="3"/>
        </table:table-row>
        <table:table-row table:style-name="ro2">
          <table:table-cell office:value-type="string">
            <text:p>Incubator Projects</text:p>
          </table:table-cell>
          <table:table-cell office:value-type="string">
            <text:p><text:a xlink:href="http://kde.openoffice.org/">KDE</text:a> 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education.openoffice.org/">Education</text:a> </text:p>
          </table:table-cell>
          <table:table-cell table:style-name="Default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Incubator Projects</text:p>
          </table:table-cell>
          <table:table-cell office:value-type="string">
            <text:p><text:a xlink:href="http://vba.openoffice.org/">VBA Interoperability</text:a>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cubator Projects</text:p>
          </table:table-cell>
          <table:table-cell office:value-type="string">
            <text:p><text:a xlink:href="http://wp.openoffice.org/">WP</text:a> 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Extension Development</text:p>
          </table:table-cell>
          <table:table-cell office:value-type="string">
            <text:p><text:a xlink:href="http://extensions.openoffice.org/">Extensions</text:a> 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projects.openoffice.org/project/stats/">Stats</text:a> </text:p>
          </table:table-cell>
          <table:table-cell table:style-name="Default"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Extension Development</text:p>
          </table:table-cell>
          <table:table-cell office:value-type="string">
            <text:p><text:a xlink:href="http://external.openoffice.org/">External</text:a> </text:p>
          </table:table-cell>
          <table:table-cell office:value-type="float" office:value="249">
            <text:p>249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Distribution</text:p>
          </table:table-cell>
          <table:table-cell table:style-name="Default" office:value-type="string">
            <text:p><text:a xlink:href="http://porting.openoffice.org/">Porting</text:a> </text:p>
          </table:table-cell>
          <table:table-cell table:style-name="Default" office:value-type="float" office:value="220">
            <text:p>220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Promotion</text:p>
          </table:table-cell>
          <table:table-cell table:style-name="Default" office:value-type="string">
            <text:p><text:a xlink:href="http://website.openoffice.org/">Website</text:a> </text:p>
          </table:table-cell>
          <table:table-cell table:style-name="Default" office:value-type="float" office:value="340">
            <text:p>340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Promotion</text:p>
          </table:table-cell>
          <table:table-cell table:style-name="Default" office:value-type="string">
            <text:p><text:a xlink:href="http://marketing.openoffice.org/index.html">Marketing</text:a> </text:p>
          </table:table-cell>
          <table:table-cell table:style-name="Default" office:value-type="float" office:value="348">
            <text:p>348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anguage Support</text:p>
          </table:table-cell>
          <table:table-cell table:style-name="Default" office:value-type="string">
            <text:p><text:a xlink:href="http://l10n.openoffice.org/">Localization</text:a> </text:p>
          </table:table-cell>
          <table:table-cell table:style-name="Default"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Extension Development</text:p>
          </table:table-cell>
          <table:table-cell office:value-type="string">
            <text:p><text:a xlink:href="http://bibliographic.openoffice.org/">Bibliographic Project</text:a> </text:p>
          </table:table-cell>
          <table:table-cell office:value-type="float" office:value="124">
            <text:p>124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anguage Support</text:p>
          </table:table-cell>
          <table:table-cell table:style-name="Default" office:value-type="string">
            <text:p><text:a xlink:href="http://lingucomponent.openoffice.org/">Lingucomponent</text:a> </text:p>
          </table:table-cell>
          <table:table-cell table:style-name="Default" office:value-type="float" office:value="73">
            <text:p>73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bizdev.openoffice.org/">BizDev</text:a> </text:p>
          </table:table-cell>
          <table:table-cell table:style-name="Default" office:value-type="float" office:value="69">
            <text:p>69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Distribution</text:p>
          </table:table-cell>
          <table:table-cell table:style-name="Default" office:value-type="string">
            <text:p><text:a xlink:href="http://installation.openoffice.org/">Installation</text:a> </text:p>
          </table:table-cell>
          <table:table-cell table:style-name="Default" office:value-type="float" office:value="209">
            <text:p>209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Incubator Projects</text:p>
          </table:table-cell>
          <table:table-cell table:style-name="Default" office:value-type="string">
            <text:p><text:a xlink:href="http://groupware.openoffice.org/">Groupware</text:a> </text:p>
          </table:table-cell>
          <table:table-cell table:style-name="Default" office:value-type="float" office:value="172">
            <text:p>172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Distribution</text:p>
          </table:table-cell>
          <table:table-cell table:style-name="Default" office:value-type="string">
            <text:p><text:a xlink:href="http://distribution.openoffice.org/index.html">Distribution</text:a> </text:p>
          </table:table-cell>
          <table:table-cell table:style-name="Default" office:value-type="float" office:value="129">
            <text:p>129</text:p>
          </table:table-cell>
          <table:table-cell table:number-columns-repeated="3"/>
        </table:table-row>
      </table:table>
      <table:database-ranges>
        <table:database-range table:target-range-address="authors.A1:authors.B13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7">27.09.2007</text:date>, <text:time>17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  <meta:initial-creator>Matthias Müller-Prove</meta:initial-creator>
    <meta:creation-date>2007-08-08T16:16:55</meta:creation-date>
    <dc:creator>Matthias Müller-Prove</dc:creator>
    <dc:date>2007-09-27T17:59:26</dc:date>
    <meta:printed-by>Matthias Müller-Prove</meta:printed-by>
    <meta:print-date>2007-09-27T13:00:55</meta:print-date>
    <meta:editing-cycles>20</meta:editing-cycles>
    <meta:editing-duration>PT8H33M32S</meta:editing-duration>
    <meta:user-defined meta:name="Info 1"/>
    <meta:user-defined meta:name="Info 2"/>
    <meta:user-defined meta:name="Info 3"/>
    <meta:user-defined meta:name="Info 4"/>
    <meta:document-statistic meta:table-count="8" meta:cell-count="17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vertic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400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40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data-label-number="value" chart:data-label-text="false" chart:data-label-symbol="false"/>
      <style:graphic-properties draw:stroke="solid" draw:fill-color="#a3b8cb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f8d583" draw:fill-image-name="Marble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737cm" svg:height="38.345cm" chart:class="chart:bar" chart:style-name="ch1">
        <chart:plot-area chart:style-name="ch2" table:cell-range-address="lang.B4:lang.C80" chart:data-source-has-labels="column" svg:x="0.453cm" svg:y="0.763cm" svg:width="21.827cm" svg:height="36.81cm">
          <chart:axis chart:dimension="x" chart:name="primary-x" chart:style-name="ch3">
            <chart:categories table:cell-range-address="lang.B4:lang.B8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lang.C4:lang.C80" chart:class="chart:bar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Japanese (ja)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Spanish (es)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German (de)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rench (fr)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Italiano (it)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Polish (pl) 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Slovakian (sk)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ortuguese (pt)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hinese (zh-CN, zh-TW)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ortuguese of Brasil (br)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Tamil (ta)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Finnish (fi)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Telugu (te) 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hai (th)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utch (nl)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Turkish (tr)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wedish (sv) 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ndi (hi)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Korean (ko)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zech (cs)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anish (da)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omanian (ro)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Esperanto (eo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erbian (sr) 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Bengali (bn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ussian (ru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reek (el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Vietnamese (vi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Ukrainian (ua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orwegian (no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eorgian (ka)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rabic (ar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alaysian (ms)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atalan (ca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aelic - Irish (ga)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Irish Gaelic (ga)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alayalam (ml)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ebrew (he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roatian (hr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unjabi (pa)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ujarati (gu)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ulgarian (bg)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lbanian (sq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ithuanian (lt)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lovenian (sl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epali (ne)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rathi (mr)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cedonian (mk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sque (eu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ibetan (bo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donesian (id)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elic - Scottish (gd)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rsian (fa)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atvian (lv)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iulian (fur)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ungarian (hu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lsh (cy)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onian (et)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ao (lo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hmer (km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menian (hy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pmiento (pap)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urdish (ku)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zeri (az)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tum (tet)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grinya (ti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eton (bre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rikaans (af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zbek (uz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du (urd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zongkha (dz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gasy (mg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nhala (si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ängö (sg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tar (tt-crh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jik (tg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lician (gl)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Marble" xlink:href="Pictures/100000000000005E0000005E7F0C5E7C.png" xlink:type="simple" xlink:show="embed" xlink:actuate="onLoad"/>
    <draw:fill-image draw:name="Sky" xlink:href="Pictures/100000000000005E0000005E2FA489E1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vertic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value" chart:data-label-text="false" chart:data-label-symbol="false"/>
      <style:graphic-properties draw:stroke="solid" draw:fill-color="#a3b8cb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98cm" svg:height="18.227cm" chart:class="chart:bar" chart:style-name="ch1">
        <chart:plot-area chart:style-name="ch2" table:cell-range-address="'non lang'.C4:'non lang'.D40" chart:data-source-has-labels="column" svg:x="0.339cm" svg:y="0.364cm" svg:width="16.301cm" svg:height="17.497cm">
          <chart:axis chart:dimension="x" chart:name="primary-x" chart:style-name="ch3">
            <chart:categories table:cell-range-address="'non lang'.C4:'non lang'.C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n lang'.D4:'non lang'.D40" chart:class="chart:bar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Quality Assurance 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Word Processing 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Localization 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Spreadsheet 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Graphic Applications 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Marketing 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Website 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XML Project 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API 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Base / Database Access 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Application Framework 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Utilities 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Build Tools and Environment 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External 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Graphic System Layer 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User Interface 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UNO Development Kit / Component Technology 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Porting 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Installation 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roupware 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OOoPM (Project Management Tool) 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Distribution 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Bibliographic Project 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Lingucomponent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BizDev 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ODF Toolkit 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Universal Content Broker 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Specifications 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User FAQ 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WP 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xtensions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User Experience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tats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KDE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Education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BA Interoperability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connect-bars="false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311cm" svg:height="16.418cm" chart:class="chart:bar" chart:style-name="ch1">
        <chart:plot-area chart:style-name="ch2" table:cell-range-address="'dev authors'.B3:'dev authors'.B19 'dev authors'.D3:'dev authors'.D19" chart:data-source-has-labels="column" svg:x="0.486cm" svg:y="0.328cm" svg:width="23.338cm" svg:height="15.761cm">
          <chart:axis chart:dimension="x" chart:name="primary-x" chart:style-name="ch3">
            <chart:categories table:cell-range-address="'dev authors'.B3:'dev authors'.B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v authors'.D3:'dev authors'.D19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PI 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Quality Assurance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Build Tools and Environment 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UNO Development Kit / Component Technology 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XML Project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Base / Database Access 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ord Processing 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preadsheet 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aphic System Layer 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pplication Framework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raphic Applications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User Experience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User Interface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OoPM (Project Management Tool)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ODF Toolkit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pecification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tilities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269cm" svg:height="14.763cm" chart:class="chart:bar" chart:style-name="ch1">
        <chart:plot-area chart:style-name="ch2" table:cell-range-address="'ux members'.A1:'ux members'.B66" chart:data-source-has-labels="column" svg:x="0.565cm" svg:y="0.295cm" svg:width="27.138cm" svg:height="14.172cm">
          <chart:axis chart:dimension="x" chart:name="primary-x" chart:style-name="ch3">
            <chart:categories table:cell-range-address="'ux members'.A1:'ux members'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x members'.B1:'ux members'.B66" chart:class="chart:bar"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atthias Mueller-Prove 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Cor Nouws 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Frank Loehmann 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Joe Smith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haun McDonald 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athias Bauer 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rollen Lord 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ndré Wyrwa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utz Hoeger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J.S. Martin 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hristian Jansen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Kirill S. Palagin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helagh Manton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hristoph Noack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ustavo Gawry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ox Soini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ohei Yoshida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ago Ramos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:murb: [maarten brouwers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phie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eonard Mada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aio Tiago Oliveira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ank Schönheit - Sun Microsystems Germany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zhaosheng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lte Timmermann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ttina Haberer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vante Schubert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len Pulsifer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klas Nebel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sonspiro4+moznews@gmail.com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uergen Schmidt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am H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hizhoubo[OOoFrm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ter Junge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we Fisch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tthias Müller-Prove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ella Schulze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achim Lingn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ristian Lippka - Sun Microsystems GmbH - Hamburg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rsten Ziehm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liver Specht - Sun Germany -Hamburg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ncent - D. Ertner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grid Halama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omas Benisch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omas Lange - Sun Germany - ham02 - Hamburg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urent Godard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mae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ank Meie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k Meies - Sun Germany - Development - Software Engine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phan Bergman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ula Bach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zunari Hirano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son A. Spiro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iedrich Strohmai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rnhard Dippold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ao jianhua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ra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tian Lohmai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iver Spech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ueeagl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 Galme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utao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k Ludolph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lph Aiching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mel Sandoval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ic Hoch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true" chart:minimum="10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5.812cm" svg:height="19.962cm" chart:class="chart:bar" chart:style-name="ch1">
        <chart:plot-area chart:style-name="ch2" table:cell-range-address="authors.A1:authors.B231" chart:data-source-has-labels="column" svg:x="0.516cm" svg:y="0.398cm" svg:width="24.779cm" svg:height="19.163cm">
          <chart:axis chart:dimension="x" chart:name="primary-x" chart:style-name="ch3">
            <chart:categories table:cell-range-address="authors.A1:authors.A2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uthors.B1:authors.B231" chart:class="chart:bar">
            <chart:data-point chart:repeated="2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ruce D'Arcus 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David Wilson 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Matthias Basler 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Robert Sanderson 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ander Vesik 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atej Cepl 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ave Howorth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James Howison 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aniel Carrera 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PH 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eter Schulte-Stracke 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att Price 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Gannon Dick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PHennessy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obias Getrost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hris Hoy Poy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tthew J. Dovey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Kirk Job-Sluder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tthias Steffens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rtha@agileinteractions.com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 N. Wilson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t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Josh Hansen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grawal, Manish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eonard Mada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akob Lechner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rederick Giasson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ug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rrado Topi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tthew Yates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ina e Corrado On BTOpenworld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lorian Schlichting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bby Stephenson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nus Sandsgaard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r Robert Sanderson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ierre Martineau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han Kool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ugh Gunz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weet Coffee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ebmaster-getrost.de@email.de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zef Riha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ward Summers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c Sore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incent Thornley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oward Noble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EXTORIS Julien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ris Blackal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efano Mazzocchi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eter Tandl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ophie Gauti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bastian Hamm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n Rubin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sh Greenberg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hammad Al-Ubaydli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rrado On Hud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Zand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sowka@rogers.com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uis Suarez-Potts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chael Brauer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b Sanderson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bias.getrost@web.de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rian Reuter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olo Cavallini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liver Specht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ron@softhome.net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aham MacKenzie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chard Guziewicz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rlos David Suárez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rbus Iff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even Buts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rbert Snorrason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vid Elder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kshay Daya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niel Vogelheim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tt.price@utoronto.ca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erre Girard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ter.Dudek@cellbio.unige.ch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mes Eric Lawson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d Summers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ne Weber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yan Cragun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chael Judex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nathan Rubin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chael Boxleit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ael Westmor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oltan Kota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phen Russell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phanie freem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lfgang Mei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ter Lamia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mon Rod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her Donchi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ivier DEVINEAU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er Sefto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er Flyn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n Stillm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niel Lees 08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ric William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exandre Lehman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rd Robert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istian Boulanger (Bibliograph Development)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lipe Csasza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k Schönhei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vid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nis Freshwat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w Hurs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hony Long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adley Jackel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6 - Pare, Marc-Antoin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by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ec Julie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endel@nancy.inra.f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pasa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hyno@uwindsor.ca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ron Arntze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McC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vacs Norber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ěj Cepl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per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ergen Helmer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skenabbl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ael Barry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hael Bowm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fook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us Hoenicka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es Wilso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örg Schmid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örg Wartenberg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ake@ucla.edu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ry Edward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hn Norvell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hn P. McCaskey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t Wiggin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es Stevenso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effrey Lewis - UMDNJ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eff Jone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